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6.807cm"/>
    </style:style>
    <style:style style:name="co7" style:family="table-column">
      <style:table-column-properties fo:break-before="auto" style:column-width="4.242cm"/>
    </style:style>
    <style:style style:name="co8" style:family="table-column">
      <style:table-column-properties fo:break-before="auto" style:column-width="5.244cm"/>
    </style:style>
    <style:style style:name="co9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/>
    </style:style>
    <style:style style:name="ce56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6T16:45:35.65">
            <text:p>2020/5/16 16:45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6T16:45:35.65">
            <text:p>2020/5/16 16:45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1">
            <office:annotation draw:style-name="gr1" draw:text-style-name="P1" svg:width="2.899cm" svg:height="1.139cm" svg:x="2.858cm" svg:y="0.001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6T16:45:35.66">
            <text:p>2020/5/16 16:45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1" table:default-cell-style-name="ce25"/>
        <table:table-column table:style-name="co5" table:default-cell-style-name="ce32"/>
        <table:table-column table:style-name="co6" table:default-cell-style-name="ce34"/>
        <table:table-column table:style-name="co7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2" table:number-columns-repeated="2" table:default-cell-style-name="ce49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:.A15]);&quot;)&quot;)" office:value-type="string" office:string-value="sn(15)">
            <text:p>sn(15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39" office:value-type="float" office:value="3">
            <office:annotation draw:style-name="gr2" draw:text-style-name="P1" svg:width="2.899cm" svg:height="0.991cm" svg:x="2.858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0" office:value-type="string">
            <text:p>Why not split harmful carbon dioxide into harmless carbon and oxygen?</text:p>
          </table:table-cell>
          <table:table-cell table:style-name="ce41" office:value-type="string">
            <text:p>https://www.scientificamerican.com/article/splitting-carbon-dioxide/</text:p>
          </table:table-cell>
          <table:table-cell table:style-name="ce41" office:value-type="string">
            <text:p>July 9, 2009</text:p>
          </table:table-cell>
          <table:table-cell table:style-name="ce40" office:value-type="string">
            <text:p>M-3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6" office:value-type="date" office:date-value="2020-05-06T17:04:04.440001">
            <text:p>2020/5/6 17:04</text:p>
          </table:table-cell>
          <table:table-cell table:number-columns-repeated="2" table:style-name="ce47" office:value-type="date" office:date-value="2020-05-06T17:25:29.54">
            <text:p>20/05/06 17:25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39" office:value-type="float" office:value="2">
            <text:p>2</text:p>
          </table:table-cell>
          <table:table-cell table:style-name="ce40" office:value-type="string">
            <text:p>http://tenbou.nies.go.jp/science/description/detail.php?id=26</text:p>
          </table:table-cell>
          <table:table-cell table:style-name="ce41"/>
          <table:table-cell table:style-name="ce41" office:value-type="string">
            <text:p>2008年12月3日</text:p>
          </table:table-cell>
          <table:table-cell table:style-name="ce40"/>
          <table:table-cell table:style-name="ce41"/>
          <table:table-cell table:style-name="ce39"/>
          <table:table-cell table:style-name="ce45"/>
          <table:table-cell table:style-name="ce46"/>
          <table:table-cell table:style-name="ce50"/>
          <table:table-cell table:style-name="ce52" office:value-type="date" office:date-value="2020-05-06T17:36:07.21">
            <text:p>20/05/06 17:36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39" office:value-type="float" office:value="4">
            <text:p>4</text:p>
          </table:table-cell>
          <table:table-cell table:style-name="ce40" office:value-type="string">
            <text:p>This Low-Cost Carbon Dioxide Splitter Just Changed The Game For Solar-Powered CO2 Reduction</text:p>
          </table:table-cell>
          <table:table-cell table:style-name="ce41" office:value-type="string">
            <text:p>https://www.sciencealert.com/the-first-low-cost-carbon-dioxide-splitter-means-a-brighter-future-for-clean-energy</text:p>
          </table:table-cell>
          <table:table-cell table:style-name="ce41" office:value-type="string">
            <text:p>7 JUNE 2017</text:p>
          </table:table-cell>
          <table:table-cell table:style-name="ce40" office:value-type="string">
            <text:p>M-4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6" office:value-type="date" office:date-value="2020-05-06T17:38:57.06">
            <text:p>2020/5/6 17:38</text:p>
          </table:table-cell>
          <table:table-cell table:style-name="ce47"/>
          <table:table-cell table:style-name="ce47" office:value-type="date" office:date-value="2020-05-09T17:57:41.5">
            <text:p>20/05/09 17:57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39" office:value-type="float" office:value="5">
            <text:p>5</text:p>
          </table:table-cell>
          <table:table-cell table:style-name="ce40" office:value-type="string">
            <text:p>Solar conversion of CO2 to CO using Earth-abundant electrocatalysts prepared by atomic layer modification of CuO</text:p>
          </table:table-cell>
          <table:table-cell table:style-name="ce40" office:value-type="string">
            <text:p>https://www.nature.com/articles/nenergy201787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M-5.txt</text:p>
          </table:table-cell>
          <table:table-cell table:style-name="ce41"/>
          <table:table-cell table:style-name="ce39"/>
          <table:table-cell table:style-name="ce45"/>
          <table:table-cell table:style-name="ce46" office:value-type="date" office:date-value="2020-05-09T17:57:35.76">
            <text:p>2020/5/9 17:57</text:p>
          </table:table-cell>
          <table:table-cell table:style-name="ce50"/>
          <table:table-cell table:style-name="ce52" office:value-type="date" office:date-value="2020-05-09T17:59:44.700001">
            <text:p>20/05/09 17:5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39" office:value-type="float" office:value="6">
            <text:p>6</text:p>
          </table:table-cell>
          <table:table-cell table:style-name="ce40" office:value-type="string">
            <text:p>The first low-cost system for splitting carbon dioxide</text:p>
          </table:table-cell>
          <table:table-cell table:style-name="ce41" office:value-type="string">
            <text:p>https://phys.org/news/2017-06-low-cost-carbon-dioxide.html</text:p>
          </table:table-cell>
          <table:table-cell table:style-name="ce41" office:value-type="string">
            <text:p>June 5, 2017 </text:p>
          </table:table-cell>
          <table:table-cell table:style-name="ce40" office:value-type="string">
            <text:p>M-6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7" office:value-type="date" office:date-value="2020-05-09T18:10:48.54">
            <text:p>20/05/09 18:10</text:p>
          </table:table-cell>
          <table:table-cell table:style-name="ce47"/>
          <table:table-cell table:style-name="ce47" office:value-type="date" office:date-value="2020-05-10T12:19:16.1">
            <text:p>20/05/10 12:1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2" office:value-type="string">
            <text:p>September 25, 20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48" office:value-type="date" office:date-value="2020-05-09T18:13:19.65">
            <text:p>20/05/09 18:13</text:p>
          </table:table-cell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39" office:value-type="float" office:value="8">
            <text:p>8</text:p>
          </table:table-cell>
          <table:table-cell table:style-name="ce40" office:value-type="string">
            <text:p>Researchers discover a way to tease oxygen molecules from carbon dioxide</text:p>
          </table:table-cell>
          <table:table-cell table:style-name="ce41" office:value-type="string">
            <text:p>https://phys.org/news/2014-10-oxygen-molecules-carbon-dioxide.html</text:p>
          </table:table-cell>
          <table:table-cell table:style-name="ce41" office:value-type="string">
            <text:p>October 3, 2014</text:p>
          </table:table-cell>
          <table:table-cell table:style-name="ce40"/>
          <table:table-cell table:style-name="ce41"/>
          <table:table-cell table:style-name="ce44"/>
          <table:table-cell table:style-name="ce45"/>
          <table:table-cell table:style-name="ce46" office:value-type="date" office:date-value="2020-05-10T12:34:18.41">
            <text:p>2020/5/10 12:34</text:p>
          </table:table-cell>
          <table:table-cell table:style-name="ce47"/>
          <table:table-cell table:style-name="ce47" office:value-type="date" office:date-value="2020-05-11T18:12:17.23">
            <text:p>20/05/11 18:12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39" office:value-type="float" office:value="9">
            <text:p>9</text:p>
          </table:table-cell>
          <table:table-cell table:style-name="ce40" office:value-type="string">
            <text:p>Cheap catalysts turn sunlight and carbon dioxide into fuel</text:p>
          </table:table-cell>
          <table:table-cell table:style-name="ce41" office:value-type="string">
            <text:p>https://www.sciencemag.org/news/2017/06/cheap-catalysts-turn-sunlight-and-carbon-dioxide-fuel?r3f_986=https://www.google.com/</text:p>
          </table:table-cell>
          <table:table-cell table:style-name="ce43" office:value-type="string">
            <text:p>Jun. 6, 2017 </text:p>
          </table:table-cell>
          <table:table-cell table:style-name="ce40" office:value-type="string">
            <text:p>M-9.txt</text:p>
          </table:table-cell>
          <table:table-cell table:style-name="ce41" office:value-type="string">
            <text:p>split CO2</text:p>
          </table:table-cell>
          <table:table-cell table:style-name="ce41" office:value-type="string">
            <text:p>donation?</text:p>
          </table:table-cell>
          <table:table-cell table:style-name="ce45"/>
          <table:table-cell table:style-name="ce46" office:value-type="date" office:date-value="2020-05-10T12:40:19.92">
            <text:p>2020/5/10 12:40</text:p>
          </table:table-cell>
          <table:table-cell table:style-name="ce50"/>
          <table:table-cell table:style-name="ce52" office:value-type="date" office:date-value="2020-05-10T13:30:58.34">
            <text:p>20/05/10 13:30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w can carbon dioxide be converted into carbon and oxygen?</text:p>
          </table:table-cell>
          <table:table-cell office:value-type="string">
            <text:p>https://chemistry.stackexchange.com/questions/915/how-can-carbon-dioxide-be-converted-into-carbon-and-oxygen</text:p>
          </table:table-cell>
          <table:table-cell office:value-type="string">
            <text:p>-</text:p>
          </table:table-cell>
          <table:table-cell table:number-columns-repeated="4"/>
          <table:table-cell office:value-type="date" office:date-value="2020-05-10T12:50:04.91">
            <text:p>2020/5/10 12:5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39" office:value-type="float" office:value="11">
            <text:p>11</text:p>
          </table:table-cell>
          <table:table-cell table:style-name="ce40" office:value-type="string">
            <text:p>Converting CO2 into usable energy</text:p>
          </table:table-cell>
          <table:table-cell table:style-name="ce41" office:value-type="string">
            <text:p>https://www.sciencedaily.com/releases/2018/03/180301094857.htm</text:p>
          </table:table-cell>
          <table:table-cell table:style-name="ce43" office:value-type="string">
            <text:p>March 1, 2018</text:p>
          </table:table-cell>
          <table:table-cell table:style-name="ce40"/>
          <table:table-cell table:style-name="ce41"/>
          <table:table-cell table:style-name="ce39"/>
          <table:table-cell table:style-name="ce45"/>
          <table:table-cell table:style-name="ce46" office:value-type="date" office:date-value="2020-05-10T12:52:49.57">
            <text:p>2020/5/10 12:52</text:p>
          </table:table-cell>
          <table:table-cell table:style-name="ce50" office:value-type="string">
            <text:p>20200511_172832</text:p>
          </table:table-cell>
          <table:table-cell table:style-name="ce52" office:value-type="date" office:date-value="2020-05-14T15:05:08.94">
            <text:p>20/05/14 15:05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39" office:value-type="float" office:value="12">
            <text:p>12</text:p>
          </table:table-cell>
          <table:table-cell table:style-name="ce40" office:value-type="string">
            <text:p>Mars Oxygen In-Situ Resource Utilization Experiment (MOXIE) - NASA Mars</text:p>
          </table:table-cell>
          <table:table-cell table:style-name="ce41" office:value-type="string">
            <text:p>https://mars.nasa.gov/mars2020/spacecraft/instruments/moxie/</text:p>
          </table:table-cell>
          <table:table-cell table:style-name="ce41"/>
          <table:table-cell table:style-name="ce40"/>
          <table:table-cell table:style-name="ce41"/>
          <table:table-cell table:style-name="ce44"/>
          <table:table-cell table:style-name="ce45"/>
          <table:table-cell table:style-name="ce46" office:value-type="date" office:date-value="2020-05-10T13:39:59.43">
            <text:p>2020/5/10 13:39</text:p>
          </table:table-cell>
          <table:table-cell table:style-name="ce47"/>
          <table:table-cell table:style-name="ce47" office:value-type="date" office:date-value="2020-05-14T15:32:54.56">
            <text:p>20/05/14 15:32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26" office:value-type="float" office:value="13">
            <text:p>13</text:p>
          </table:table-cell>
          <table:table-cell table:style-name="ce33" office:value-type="string">
            <text:p>工业产生二氧化碳的分解处理方法</text:p>
          </table:table-cell>
          <table:table-cell table:style-name="ce35" office:value-type="string">
            <text:p>http://www.xjishu.com/zhuanli/41/01129255.html</text:p>
          </table:table-cell>
          <table:table-cell table:style-name="ce42" office:value-type="string">
            <text:p>公开日2002年2月6日</text:p>
          </table:table-cell>
          <table:table-cell table:style-name="ce33"/>
          <table:table-cell table:style-name="ce35" office:value-type="string">
            <text:p>工业产生二氧化碳</text:p>
          </table:table-cell>
          <table:table-cell table:style-name="ce26"/>
          <table:table-cell table:style-name="ce28" office:value-type="string">
            <text:p>https://duckduckgo.com/?q=%E5%88%86%E8%A7%A3+%E4%BA%8C%E6%B0%A7%E5%8C%96%E7%A2%B3&amp;ia=web</text:p>
          </table:table-cell>
          <table:table-cell table:style-name="ce38" office:value-type="date" office:date-value="2020-05-10T14:03:36.18">
            <text:p>2020/5/10 14:03</text:p>
          </table:table-cell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ientists at the University of Waterloo have created a powder that can capture CO2 from factories and power plants.</text:p>
          </table:table-cell>
          <table:table-cell office:value-type="string">
            <text:p>https://www.sciencedaily.com/releases/2018/12/181219075917.htm</text:p>
          </table:table-cell>
          <table:table-cell table:number-columns-repeated="5"/>
          <table:table-cell table:style-name="ce49" office:value-type="date" office:date-value="2020-05-14T15:10:16.79">
            <text:p>20/05/14 15:1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 office:value-type="float" office:value="15">
            <text:p>15</text:p>
          </table:table-cell>
          <table:table-cell table:style-name="ce33" office:value-type="string">
            <text:p>Once we can capture CO2 emissions, here's what we could do with it</text:p>
          </table:table-cell>
          <table:table-cell table:style-name="ce35" office:value-type="string">
            <text:p>https://www.sciencedaily.com/releases/2018/03/180329133100.htm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48" office:value-type="date" office:date-value="2020-05-14T15:10:49.61">
            <text:p>20/05/14 15:10</text:p>
          </table:table-cell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onitoring intermediates in CO2 conversion to formate by metal catalyst</text:p>
          </table:table-cell>
          <table:table-cell office:value-type="string">
            <text:p>https://www.sciencedaily.com/releases/2020/01/200129174521.htm</text:p>
          </table:table-cell>
          <table:table-cell table:number-columns-repeated="5"/>
          <table:table-cell table:style-name="ce49" office:value-type="date" office:date-value="2020-05-14T15:11:16.82">
            <text:p>20/05/14 15:11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13b</text:p>
          </table:table-cell>
          <table:table-cell office:value-type="string">
            <text:p>什么是氧化焰、还原焰和中性焰？</text:p>
          </table:table-cell>
          <table:table-cell office:value-type="string">
            <text:p>https://zhidao.baidu.com/question/623445204460202724.html</text:p>
          </table:table-cell>
          <table:table-cell table:number-columns-repeated="5"/>
          <table:table-cell office:value-type="date" office:date-value="2020-05-16T16:45:20.17">
            <text:p>2020/5/16 16:45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6T16:45:33.96">
            <text:p>2020/5/16 16:45</text:p>
          </table:table-cell>
          <table:table-cell table:style-name="ce14" table:formula="of:=NOW()" office:value-type="date" office:date-value="2020-05-16T16:45:33.96">
            <text:p>2020/5/16 16:45</text:p>
          </table:table-cell>
          <table:table-cell table:style-name="ce14" table:formula="of:=NOW()" office:value-type="date" office:date-value="2020-05-16T16:45:35.68">
            <text:p>2020/5/16 16:45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4_memos" table:style-name="ta1" table:print="false">
        <table:table-column table:style-name="co1" table:default-cell-style-name="ce25"/>
        <table:table-column table:style-name="co8" table:default-cell-style-name="ce27"/>
        <table:table-column table:style-name="co9" table:default-cell-style-name="ce27"/>
        <table:table-column table:style-name="co9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56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];[.A14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2020/5/14 15:04</text:p>
          </table:table-cell>
          <table:table-cell/>
          <table:table-cell table:style-name="ce57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2020/5/11 18:10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2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6T16:45:35.69">
            <text:p>2020/5/16 16:45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5"/>
        <table:table-column table:style-name="co8" table:default-cell-style-name="ce27"/>
        <table:table-column table:style-name="co9" table:default-cell-style-name="ce34"/>
        <table:table-column table:style-name="co1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6" office:value-type="string">
            <text:p>*</text:p>
          </table:table-cell>
          <table:table-cell table:style-name="ce57" table:number-columns-repeated="1014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 table:style-name="ce35" office:value-type="string">
            <text:p>upto : How can Carbon dioxide split – Answers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解 二氧化碳</text:p>
          </table:table-cell>
          <table:table-cell/>
          <table:table-cell office:value-type="string">
            <text:p>https://duckduckgo.com/?q=分解+二氧化碳&amp;ia=web</text:p>
          </table:table-cell>
          <table:table-cell table:number-columns-repeated="4"/>
          <table:table-cell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28" office:value-type="string">
            <text:p>CO2</text:p>
          </table:table-cell>
          <table:table-cell table:style-name="ce35" office:value-type="string">
            <text:p>https://www.sciencedaily.com/</text:p>
          </table:table-cell>
          <table:table-cell table:style-name="ce42" office:value-type="string">
            <text:p>https://www.sciencedaily.com/search/?keyword=co2#gsc.tab=0&amp;gsc.q=co2&amp;gsc.page=1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4T15:09:12.07">
            <text:p>2020/5/14 15:0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6T16:45:35.69">
            <text:p>2020/5/16 16:45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6">2020/05/16</text:date>, <text:time>16:45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16T16:45:35.51</dc:date>
    <dc:creator>iwabuchi ken</dc:creator>
    <meta:editing-duration>PT8H39S</meta:editing-duration>
    <meta:editing-cycles>46</meta:editing-cycles>
    <meta:generator>OpenOffice/4.1.3$Win32 OpenOffice.org_project/413m1$Build-9783</meta:generator>
    <meta:document-statistic meta:table-count="6" meta:cell-count="359" meta:object-count="0"/>
  </office:meta>
</office:document-meta>
</file>